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paragraph-rsid="000810b2" style:font-style-asian="normal" style:font-style-complex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tyle="normal" officeooo:paragraph-rsid="000ab59f" style:font-style-asian="normal" style:font-style-complex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ab59f"/>
    </style:style>
    <style:style style:name="T1" style:family="text">
      <style:text-properties officeooo:rsid="00066f5c"/>
    </style:style>
    <style:style style:name="T2" style:family="text">
      <style:text-properties officeooo:rsid="00080c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loext:padding="0cm" loext:border="none"/>
    </style:style>
    <style:style style:name="T5" style:family="text">
      <style:text-properties officeooo:rsid="00091d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Funding: </text:span>This work was supported by <text:span text:style-name="T1">the </text:span>Spanish Ministry of Science, Innovation and Universities, <text:span text:style-name="T1">p</text:span>roject <text:span text:style-name="T1">c</text:span>odes: FPU19/00028 and PID2023-148482NB-I00, <text:span text:style-name="T1">on autonomy fostering in mental health care, as well as EU COST actions ReMO CA19117 - Researcher Mental Health (ReMO)- and FOSTREN CA19133 - Fostering and Strengthening Approaches to Reducing Coercion in European Mental Health Services- scientific missions aimed at this end. </text:span></text:p>
      <text:p text:style-name="P1"/>
      <text:p text:style-name="P1"><text:span text:style-name="Strong_20_Emphasis">Ethical Approval:</text:span> Research <text:span text:style-name="T1">approved by the </text:span>Ethics Committee on People, Society and the Environment (CEIPSA), <text:span text:style-name="T1">of Universitat Rovira I Virgili, Tarragona, Spain</text:span>, <text:span text:style-name="T1">with indentification</text:span> <text:span text:style-name="T1">codes </text:span>CEIPSA-2024-PRD-0029 and CEIPSA-2022-TDO-0023, <text:span text:style-name="T2">for all work done</text:span>.</text:p>
      <text:p text:style-name="P1"/>
      <text:p text:style-name="P2"><text:bookmark text:name="pendo-text-25eaa2e6"/><text:bookmark text:name="pendo-text-1bf03763"/><text:span text:style-name="Strong_20_Emphasis"><text:span text:style-name="T4">Declaration of generative AI and AI-assisted technologies in the writing process</text:span></text:span></text:p>
      <text:p text:style-name="P3"><text:bookmark text:name="pendo-text-5bc5d70f"/>During the preparation of this work the author used <text:span text:style-name="T5">ChatGPT</text:span> in order to <text:span text:style-name="T5">improve English language styling and spell checking</text:span>. After using this service, the author reviewed and edited the content as needed, and take full responsibility for the content of the public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6:42:55.466343456</meta:creation-date>
    <dc:date>2025-06-25T16:46:01.098930398</dc:date>
    <meta:editing-duration>PT2M4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4" meta:word-count="147" meta:character-count="1029" meta:non-whitespace-character-count="885"/>
  </office:meta>
</office:document-meta>
</file>